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withoutfill">
      <style:graphic-properties draw:stroke="dash" draw:stroke-dash="Fine_20_Dashed_20__28_var_29_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objectwithoutfill">
      <style:graphic-properties draw:stroke="solid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8.366cm" svg:y1="13.762cm" svg:x2="14.034cm" svg:y2="16.623cm">
          <text:p/>
        </draw:line>
        <draw:line draw:style-name="gr4" draw:text-style-name="P1" draw:layer="layout" svg:x1="13.966cm" svg:y1="16.623cm" svg:x2="19.634cm" svg:y2="13.762cm">
          <text:p/>
        </draw:line>
        <draw:line draw:style-name="gr4" draw:text-style-name="P1" draw:layer="layout" svg:x1="13.993cm" svg:y1="10.008cm" svg:x2="13.994cm" svg:y2="16.638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8.4cm" svg:y1="7.122cm" svg:x2="8.392cm" svg:y2="13.738cm">
          <text:p/>
        </draw:line>
        <draw:line draw:style-name="gr2" draw:text-style-name="P1" draw:layer="layout" svg:x1="8.366cm" svg:y1="14.786cm" svg:x2="8.454cm" svg:y2="6.658cm">
          <text:p/>
        </draw:line>
        <draw:line draw:style-name="gr5" draw:text-style-name="P1" draw:layer="layout" svg:x1="13.97cm" svg:y1="9.398cm" svg:x2="13.97cm" svg:y2="17.272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8.366cm" svg:y1="7.163cm" svg:x2="14.034cm" svg:y2="10.024cm">
          <text:p/>
        </draw:line>
        <draw:line draw:style-name="gr6" draw:text-style-name="P1" draw:layer="layout" svg:x1="8.4cm" svg:y1="7.122cm" svg:x2="8.392cm" svg:y2="13.738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13.966cm" svg:y1="10.023cm" svg:x2="19.634cm" svg:y2="7.162cm">
          <text:p/>
        </draw:line>
        <draw:line draw:style-name="gr4" draw:text-style-name="P1" draw:layer="layout" svg:x1="19.589cm" svg:y1="7.211cm" svg:x2="19.592cm" svg:y2="13.738cm">
          <text:p/>
        </draw:line>
        <draw:line draw:style-name="gr2" draw:text-style-name="P1" draw:layer="layout" svg:x1="19.567cm" svg:y1="14.787cm" svg:x2="19.655cm" svg:y2="6.659cm">
          <text:p/>
        </draw:line>
        <draw:line draw:style-name="gr5" draw:text-style-name="P1" draw:layer="layout" svg:x1="13.971cm" svg:y1="9.399cm" svg:x2="13.971cm" svg:y2="17.273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8.366cm" svg:y1="7.224cm" svg:x2="14.034cm" svg:y2="4.363cm">
          <text:p/>
        </draw:line>
        <draw:line draw:style-name="gr2" draw:text-style-name="P1" draw:layer="layout" svg:x1="20.24cm" svg:y1="6.858cm" svg:x2="12.754cm" svg:y2="10.668cm">
          <text:p/>
        </draw:line>
        <draw:line draw:style-name="gr2" draw:text-style-name="P1" draw:layer="layout" svg:x1="15.12cm" svg:y1="3.81cm" svg:x2="7.634cm" svg:y2="7.62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13.966cm" svg:y1="4.365cm" svg:x2="19.634cm" svg:y2="7.226cm">
          <text:p/>
        </draw:line>
        <draw:line draw:style-name="gr1" draw:text-style-name="P1" draw:layer="layout" svg:x1="8.366cm" svg:y1="7.224cm" svg:x2="14.034cm" svg:y2="4.363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8.366cm" svg:y1="13.762cm" svg:x2="14.034cm" svg:y2="16.623cm">
          <text:p/>
        </draw:line>
        <draw:line draw:style-name="gr4" draw:text-style-name="P1" draw:layer="layout" svg:x1="13.966cm" svg:y1="16.623cm" svg:x2="19.634cm" svg:y2="13.762cm">
          <text:p/>
        </draw:line>
        <draw:line draw:style-name="gr4" draw:text-style-name="P1" draw:layer="layout" svg:x1="13.966cm" svg:y1="10.023cm" svg:x2="19.634cm" svg:y2="7.162cm">
          <text:p/>
        </draw:line>
        <draw:line draw:style-name="gr4" draw:text-style-name="P1" draw:layer="layout" svg:x1="8.366cm" svg:y1="7.163cm" svg:x2="14.034cm" svg:y2="10.024cm">
          <text:p/>
        </draw:line>
        <draw:line draw:style-name="gr4" draw:text-style-name="P1" draw:layer="layout" svg:x1="19.589cm" svg:y1="7.211cm" svg:x2="19.592cm" svg:y2="13.738cm">
          <text:p/>
        </draw:line>
        <draw:line draw:style-name="gr4" draw:text-style-name="P1" draw:layer="layout" svg:x1="8.4cm" svg:y1="7.122cm" svg:x2="8.392cm" svg:y2="13.738cm">
          <text:p/>
        </draw:line>
        <draw:line draw:style-name="gr4" draw:text-style-name="P1" draw:layer="layout" svg:x1="13.966cm" svg:y1="4.364cm" svg:x2="19.634cm" svg:y2="7.225cm">
          <text:p/>
        </draw:line>
        <draw:line draw:style-name="gr4" draw:text-style-name="P1" draw:layer="layout" svg:x1="8.366cm" svg:y1="7.223cm" svg:x2="14.034cm" svg:y2="4.362cm">
          <text:p/>
        </draw:line>
        <draw:line draw:style-name="gr4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8.366cm" svg:y1="13.762cm" svg:x2="14.034cm" svg:y2="16.623cm">
          <text:p/>
        </draw:line>
        <draw:line draw:style-name="gr4" draw:text-style-name="P1" draw:layer="layout" svg:x1="13.966cm" svg:y1="16.623cm" svg:x2="19.634cm" svg:y2="13.762cm">
          <text:p/>
        </draw:line>
        <draw:line draw:style-name="gr4" draw:text-style-name="P1" draw:layer="layout" svg:x1="13.993cm" svg:y1="10.008cm" svg:x2="13.994cm" svg:y2="16.638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8.366cm" svg:y1="7.163cm" svg:x2="14.034cm" svg:y2="10.024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4" draw:text-style-name="P1" draw:layer="layout" svg:x1="8.4cm" svg:y1="7.122cm" svg:x2="8.392cm" svg:y2="13.738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line draw:style-name="gr4" draw:text-style-name="P1" draw:layer="layout" svg:x1="19.59cm" svg:y1="7.212cm" svg:x2="19.593cm" svg:y2="13.739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4" draw:text-style-name="P1" draw:layer="layout" svg:x1="13.966cm" svg:y1="4.365cm" svg:x2="19.634cm" svg:y2="7.226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4" draw:text-style-name="P1" draw:layer="layout" svg:x1="8.366cm" svg:y1="7.224cm" svg:x2="14.034cm" svg:y2="4.363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g>
          <draw:line draw:style-name="gr4" draw:text-style-name="P1" draw:layer="layout" svg:x1="8.366cm" svg:y1="13.762cm" svg:x2="14.034cm" svg:y2="16.623cm">
            <text:p/>
          </draw:line>
          <draw:line draw:style-name="gr4" draw:text-style-name="P1" draw:layer="layout" svg:x1="13.966cm" svg:y1="16.623cm" svg:x2="19.634cm" svg:y2="13.762cm">
            <text:p/>
          </draw:line>
          <draw:line draw:style-name="gr4" draw:text-style-name="P1" draw:layer="layout" svg:x1="13.966cm" svg:y1="10.023cm" svg:x2="19.634cm" svg:y2="7.162cm">
            <text:p/>
          </draw:line>
          <draw:line draw:style-name="gr4" draw:text-style-name="P1" draw:layer="layout" svg:x1="8.366cm" svg:y1="7.163cm" svg:x2="14.034cm" svg:y2="10.024cm">
            <text:p/>
          </draw:line>
          <draw:line draw:style-name="gr4" draw:text-style-name="P1" draw:layer="layout" svg:x1="19.589cm" svg:y1="7.211cm" svg:x2="19.592cm" svg:y2="13.738cm">
            <text:p/>
          </draw:line>
          <draw:line draw:style-name="gr4" draw:text-style-name="P1" draw:layer="layout" svg:x1="8.4cm" svg:y1="7.122cm" svg:x2="8.392cm" svg:y2="13.738cm">
            <text:p/>
          </draw:line>
          <draw:line draw:style-name="gr4" draw:text-style-name="P1" draw:layer="layout" svg:x1="13.966cm" svg:y1="4.364cm" svg:x2="19.634cm" svg:y2="7.225cm">
            <text:p/>
          </draw:line>
          <draw:line draw:style-name="gr4" draw:text-style-name="P1" draw:layer="layout" svg:x1="8.366cm" svg:y1="7.223cm" svg:x2="14.034cm" svg:y2="4.362cm">
            <text:p/>
          </draw:line>
          <draw:line draw:style-name="gr4" draw:text-style-name="P1" draw:layer="layout" svg:x1="13.993cm" svg:y1="10.008cm" svg:x2="13.994cm" svg:y2="16.638cm">
            <text:p/>
          </draw:line>
        </draw:g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37M12S</meta:editing-duration>
    <meta:editing-cycles>15</meta:editing-cycles>
    <dc:date>2019-08-01T11:04:57</dc:date>
    <dc:creator>Stacy David</dc:creator>
    <meta:generator>OpenOffice/4.1.3$Unix OpenOffice.org_project/413m1$Build-9783</meta:generator>
    <meta:document-statistic meta:object-count="186"/>
  </office:meta>
</office:document-meta>
</file>